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cm" fo:min-width="0.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cm" fo:min-width="0.09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4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4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glue-point draw:id="4" svg:x="-4.828cm" svg:y="-2.346cm"/>
          <draw:glue-point draw:id="5" svg:x="-4.828cm" svg:y="2.296cm"/>
          <draw:custom-shape draw:style-name="gr1" draw:text-style-name="P1" draw:layer="layout" svg:width="1.9cm" svg:height="1.741cm" draw:transform="rotate (1.5707963267949) translate (5.058cm 3.61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1.673cm" svg:x="5.045cm" svg:y="1.896cm">
            <draw:text-box>
              <text:p>+</text:p>
              <text:p>-</text:p>
            </draw:text-box>
          </draw:frame>
        </draw:g>
        <draw:g xml:id="id2" draw:id="id2">
          <draw:line draw:style-name="gr3" draw:text-style-name="P3" draw:layer="layout" svg:x1="8.9cm" svg:y1="4.795cm" svg:x2="9.9cm" svg:y2="4.795cm">
            <text:p/>
          </draw:line>
          <draw:line draw:style-name="gr3" draw:text-style-name="P3" draw:layer="layout" svg:x1="8.9cm" svg:y1="4.795cm" svg:x2="9.9cm" svg:y2="4.795cm">
            <text:p/>
          </draw:line>
          <draw:line draw:style-name="gr3" draw:text-style-name="P3" draw:layer="layout" svg:x1="8.9cm" svg:y1="5.153cm" svg:x2="9.9cm" svg:y2="5.153cm">
            <text:p/>
          </draw:line>
          <draw:line draw:style-name="gr3" draw:text-style-name="P3" draw:layer="layout" svg:x1="9.393cm" svg:y1="5.637cm" svg:x2="9.401cm" svg:y2="5.151cm">
            <text:p/>
          </draw:line>
          <draw:line draw:style-name="gr3" draw:text-style-name="P3" draw:layer="layout" svg:x1="9.393cm" svg:y1="4.802cm" svg:x2="9.401cm" svg:y2="4.316cm">
            <text:p/>
          </draw:line>
        </draw:g>
        <draw:g xml:id="id1" draw:id="id1">
          <draw:line draw:style-name="gr3" draw:text-style-name="P3" draw:layer="layout" svg:x1="7.5cm" svg:y1="2.595cm" svg:x2="7.629cm" svg:y2="2.316cm">
            <text:p/>
          </draw:line>
          <draw:line draw:style-name="gr3" draw:text-style-name="P3" draw:layer="layout" svg:x1="7.897cm" svg:y1="2.884cm" svg:x2="7.626cm" svg:y2="2.317cm">
            <text:p/>
          </draw:line>
          <draw:line draw:style-name="gr3" draw:text-style-name="P3" draw:layer="layout" svg:x1="8.428cm" svg:y1="2.916cm" svg:x2="8.699cm" svg:y2="2.349cm">
            <text:p/>
          </draw:line>
          <draw:line draw:style-name="gr3" draw:text-style-name="P3" draw:layer="layout" svg:x1="7.884cm" svg:y1="2.897cm" svg:x2="8.155cm" svg:y2="2.33cm">
            <text:p/>
          </draw:line>
          <draw:line draw:style-name="gr3" draw:text-style-name="P3" draw:layer="layout" svg:x1="8.439cm" svg:y1="2.912cm" svg:x2="8.168cm" svg:y2="2.345cm">
            <text:p/>
          </draw:line>
          <draw:line draw:style-name="gr3" draw:text-style-name="P3" draw:layer="layout" svg:x1="8.976cm" svg:y1="2.913cm" svg:x2="8.705cm" svg:y2="2.346cm">
            <text:p/>
          </draw:line>
          <draw:line draw:style-name="gr3" draw:text-style-name="P3" draw:layer="layout" svg:x1="8.971cm" svg:y1="2.885cm" svg:x2="9.1cm" svg:y2="2.606cm">
            <text:p/>
          </draw:line>
        </draw:g>
        <draw:connector draw:style-name="gr4" draw:text-style-name="P1" draw:layer="layout" draw:line-skew="-0.25cm" svg:x1="9.1cm" svg:y1="2.616cm" svg:x2="9.4cm" svg:y2="4.316cm" draw:start-shape="id1" draw:start-glue-point="1" draw:end-shape="id2" draw:end-glue-point="0" svg:d="M9100 2616h300v1000 700" svg:viewBox="0 0 301 1701">
          <text:p/>
        </draw:connector>
        <draw:connector draw:style-name="gr4" draw:text-style-name="P1" draw:layer="layout" draw:line-skew="-0.384cm" svg:x1="9.4cm" svg:y1="5.637cm" svg:x2="4.55cm" svg:y2="6.65cm" draw:start-shape="id2" draw:start-glue-point="2" draw:end-shape="id3" draw:end-glue-point="2" svg:d="M9400 5637v1179h-4850v-166" svg:viewBox="0 0 4851 1180">
          <text:p/>
        </draw:connector>
        <draw:connector draw:style-name="gr4" draw:text-style-name="P1" draw:layer="layout" draw:line-skew="-1.25cm 1.701cm" svg:x1="0.271cm" svg:y1="2.187cm" svg:x2="1.2cm" svg:y2="2.158cm" draw:start-shape="id4" draw:start-glue-point="9" draw:end-shape="id5" draw:end-glue-point="3" svg:d="M271 2187v-71h1029v42h-100" svg:viewBox="0 0 1030 72">
          <text:p/>
        </draw:connector>
        <draw:g xml:id="id5" draw:id="id5">
          <draw:line draw:style-name="gr3" draw:text-style-name="P3" draw:layer="layout" svg:x1="1.635cm" svg:y1="2.816cm" svg:x2="1.635cm" svg:y2="1.5cm">
            <text:p/>
          </draw:line>
          <draw:line draw:style-name="gr3" draw:text-style-name="P3" draw:layer="layout" svg:x1="1.635cm" svg:y1="2.816cm" svg:x2="1.635cm" svg:y2="1.5cm">
            <text:p/>
          </draw:line>
          <draw:line draw:style-name="gr3" draw:text-style-name="P3" draw:layer="layout" svg:x1="1.96cm" svg:y1="2.816cm" svg:x2="1.96cm" svg:y2="1.5cm">
            <text:p/>
          </draw:line>
          <draw:line draw:style-name="gr3" draw:text-style-name="P3" draw:layer="layout" svg:x1="2.4cm" svg:y1="2.167cm" svg:x2="1.958cm" svg:y2="2.157cm">
            <text:p/>
          </draw:line>
          <draw:line draw:style-name="gr3" draw:text-style-name="P3" draw:layer="layout" svg:x1="1.642cm" svg:y1="2.167cm" svg:x2="1.2cm" svg:y2="2.157cm">
            <text:p/>
          </draw:line>
        </draw:g>
        <draw:custom-shape draw:style-name="gr5" draw:text-style-name="P1" xml:id="id4" draw:id="id4" draw:layer="layout" svg:width="0.2cm" svg:height="0.2cm" svg:x="0.1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3" draw:layer="layout" svg:x1="4.554cm" svg:y1="6.65cm" svg:x2="4.311cm" svg:y2="6.497cm">
            <text:p/>
          </draw:line>
          <draw:line draw:style-name="gr3" draw:text-style-name="P3" draw:layer="layout" svg:x1="4.788cm" svg:y1="6.167cm" svg:x2="4.311cm" svg:y2="6.5cm">
            <text:p/>
          </draw:line>
          <draw:line draw:style-name="gr3" draw:text-style-name="P3" draw:layer="layout" svg:x1="4.798cm" svg:y1="5.525cm" svg:x2="4.303cm" svg:y2="5.204cm">
            <text:p/>
          </draw:line>
          <draw:line draw:style-name="gr3" draw:text-style-name="P3" draw:layer="layout" svg:x1="4.8cm" svg:y1="6.182cm" svg:x2="4.305cm" svg:y2="5.861cm">
            <text:p/>
          </draw:line>
          <draw:line draw:style-name="gr3" draw:text-style-name="P3" draw:layer="layout" svg:x1="4.794cm" svg:y1="5.512cm" svg:x2="4.317cm" svg:y2="5.845cm">
            <text:p/>
          </draw:line>
          <draw:line draw:style-name="gr3" draw:text-style-name="P3" draw:layer="layout" svg:x1="4.777cm" svg:y1="4.863cm" svg:x2="4.3cm" svg:y2="5.196cm">
            <text:p/>
          </draw:line>
          <draw:line draw:style-name="gr3" draw:text-style-name="P3" draw:layer="layout" svg:x1="4.753cm" svg:y1="4.869cm" svg:x2="4.51cm" svg:y2="4.716cm">
            <text:p/>
          </draw:line>
        </draw:g>
        <draw:custom-shape draw:style-name="gr5" draw:text-style-name="P1" xml:id="id12" draw:id="id12" draw:layer="layout" svg:width="0.2cm" svg:height="0.2cm" svg:x="0.2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0.148cm" svg:height="0.15cm" svg:x="4.4cm" svg:y="4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249cm" svg:x1="4.55cm" svg:y1="4.716cm" svg:x2="4.474cm" svg:y2="4.266cm" draw:start-shape="id3" draw:start-glue-point="0" draw:end-shape="id6" draw:end-glue-point="8" svg:d="M4550 4716h-76v-450" svg:viewBox="0 0 77 451">
          <text:p/>
        </draw:connector>
        <draw:connector draw:style-name="gr4" draw:text-style-name="P1" draw:layer="layout" draw:line-skew="0.481cm" svg:x1="4.548cm" svg:y1="4.191cm" svg:x2="5.4cm" svg:y2="4.299cm" draw:start-shape="id6" draw:start-glue-point="10" draw:end-shape="id7" draw:end-glue-point="3" svg:d="M4548 4191h883v108h-31" svg:viewBox="0 0 884 109">
          <text:p/>
        </draw:connector>
        <draw:g xml:id="id7" draw:id="id7">
          <draw:line draw:style-name="gr3" draw:text-style-name="P3" draw:layer="layout" svg:x1="5.4cm" svg:y1="4.28cm" svg:x2="5.518cm" svg:y2="4.016cm">
            <text:p/>
          </draw:line>
          <draw:line draw:style-name="gr3" draw:text-style-name="P3" draw:layer="layout" svg:x1="5.762cm" svg:y1="4.553cm" svg:x2="5.515cm" svg:y2="4.017cm">
            <text:p/>
          </draw:line>
          <draw:line draw:style-name="gr3" draw:text-style-name="P3" draw:layer="layout" svg:x1="6.248cm" svg:y1="4.583cm" svg:x2="6.495cm" svg:y2="4.047cm">
            <text:p/>
          </draw:line>
          <draw:line draw:style-name="gr3" draw:text-style-name="P3" draw:layer="layout" svg:x1="5.751cm" svg:y1="4.565cm" svg:x2="5.998cm" svg:y2="4.029cm">
            <text:p/>
          </draw:line>
          <draw:line draw:style-name="gr3" draw:text-style-name="P3" draw:layer="layout" svg:x1="6.258cm" svg:y1="4.58cm" svg:x2="6.011cm" svg:y2="4.044cm">
            <text:p/>
          </draw:line>
          <draw:line draw:style-name="gr3" draw:text-style-name="P3" draw:layer="layout" svg:x1="6.748cm" svg:y1="4.58cm" svg:x2="6.501cm" svg:y2="4.044cm">
            <text:p/>
          </draw:line>
          <draw:line draw:style-name="gr3" draw:text-style-name="P3" draw:layer="layout" svg:x1="6.744cm" svg:y1="4.554cm" svg:x2="6.862cm" svg:y2="4.29cm">
            <text:p/>
          </draw:line>
        </draw:g>
        <draw:connector draw:style-name="gr4" draw:text-style-name="P1" draw:layer="layout" svg:x1="4.474cm" svg:y1="4.116cm" svg:x2="5.075cm" svg:y2="3.102cm" draw:start-shape="id6" draw:start-glue-point="4" draw:end-shape="id8" draw:end-glue-point="5" svg:d="M4474 4116v-1014h601" svg:viewBox="0 0 602 1015">
          <text:p/>
        </draw:connector>
        <draw:connector draw:style-name="gr4" draw:text-style-name="P1" draw:layer="layout" draw:line-skew="-0.275cm" svg:x1="2.9cm" svg:y1="2.191cm" svg:x2="2.4cm" svg:y2="2.158cm" draw:start-shape="id9" draw:start-glue-point="6" draw:end-shape="id5" draw:end-glue-point="1" svg:d="M2900 2191h-500v-33" svg:viewBox="0 0 501 34">
          <text:p/>
        </draw:connector>
        <draw:connector draw:style-name="gr4" draw:text-style-name="P1" draw:layer="layout" draw:line-skew="0.399cm" svg:x1="2.974cm" svg:y1="2.266cm" svg:x2="2.95cm" svg:y2="3.016cm" draw:start-shape="id9" draw:start-glue-point="8" draw:end-shape="id10" draw:end-glue-point="0" svg:d="M2974 2266v750h-24" svg:viewBox="0 0 25 751">
          <text:p/>
        </draw:connector>
        <draw:connector draw:style-name="gr4" draw:text-style-name="P1" draw:layer="layout" draw:line-skew="-1.048cm" svg:x1="3.048cm" svg:y1="2.191cm" svg:x2="5.075cm" svg:y2="2.221cm" draw:start-shape="id9" draw:start-glue-point="10" draw:end-shape="id8" draw:end-glue-point="4" svg:d="M3048 2191h-48v30h2075" svg:viewBox="0 0 2076 31">
          <text:p/>
        </draw:connector>
        <draw:custom-shape draw:style-name="gr5" draw:text-style-name="P1" xml:id="id9" draw:id="id9" draw:layer="layout" svg:width="0.148cm" svg:height="0.15cm" svg:x="2.9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224cm" svg:x1="6.8cm" svg:y1="2.666cm" svg:x2="7.152cm" svg:y2="2.641cm" draw:start-shape="id8" draw:start-glue-point="1" draw:end-shape="id11" draw:end-glue-point="6" svg:d="M6800 2666h400v-25h-48" svg:viewBox="0 0 401 26">
          <text:p/>
        </draw:connector>
        <draw:connector draw:style-name="gr4" draw:text-style-name="P1" draw:layer="layout" draw:line-skew="-0.226cm" svg:x1="7.5cm" svg:y1="2.616cm" svg:x2="7.3cm" svg:y2="2.641cm" draw:start-shape="id1" draw:start-glue-point="3" draw:end-shape="id11" draw:end-glue-point="10" svg:d="M7500 2616h-350v25h150" svg:viewBox="0 0 351 26">
          <text:p/>
        </draw:connector>
        <draw:connector draw:style-name="gr4" draw:text-style-name="P1" draw:layer="layout" draw:line-skew="-0.212cm -0.726cm" svg:x1="6.862cm" svg:y1="4.299cm" svg:x2="7.226cm" svg:y2="2.716cm" draw:start-shape="id7" draw:start-glue-point="1" draw:end-shape="id11" draw:end-glue-point="8" svg:d="M6862 4299h338v-1683h26v100" svg:viewBox="0 0 365 1684">
          <text:p/>
        </draw:connector>
        <draw:custom-shape draw:style-name="gr5" draw:text-style-name="P1" xml:id="id11" draw:id="id11" draw:layer="layout" svg:width="0.148cm" svg:height="0.15cm" svg:x="7.152cm" svg:y="2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1.349cm" svg:x1="0.4cm" svg:y1="6.816cm" svg:x2="2.9cm" svg:y2="6.791cm" draw:start-shape="id12" draw:start-glue-point="10" draw:end-shape="id13" draw:end-glue-point="6" svg:d="M400 6816h2600v-25h-100" svg:viewBox="0 0 2601 26">
          <text:p/>
        </draw:connector>
        <draw:connector draw:style-name="gr4" draw:text-style-name="P1" draw:layer="layout" draw:line-skew="-0.65cm -0.384cm" svg:x1="3.048cm" svg:y1="6.791cm" svg:x2="4.55cm" svg:y2="6.65cm" draw:start-shape="id13" draw:start-glue-point="10" draw:end-shape="id3" draw:end-glue-point="2" svg:d="M3048 6791h-48v25h1550v-166" svg:viewBox="0 0 1551 167">
          <text:p/>
        </draw:connector>
        <draw:connector draw:style-name="gr4" draw:text-style-name="P1" draw:layer="layout" draw:line-skew="-0.925cm" svg:x1="2.95cm" svg:y1="4.916cm" svg:x2="2.974cm" svg:y2="6.716cm" draw:start-shape="id10" draw:start-glue-point="2" draw:end-shape="id13" draw:end-glue-point="4" svg:d="M2950 4916h24v1800" svg:viewBox="0 0 25 1801">
          <text:p/>
        </draw:connector>
        <draw:g xml:id="id10" draw:id="id10">
          <draw:line draw:style-name="gr3" draw:text-style-name="P3" draw:layer="layout" svg:x1="2.944cm" svg:y1="4.916cm" svg:x2="3.285cm" svg:y2="4.766cm">
            <text:p/>
          </draw:line>
          <draw:line draw:style-name="gr3" draw:text-style-name="P3" draw:layer="layout" svg:x1="2.616cm" svg:y1="4.441cm" svg:x2="3.284cm" svg:y2="4.768cm">
            <text:p/>
          </draw:line>
          <draw:line draw:style-name="gr3" draw:text-style-name="P3" draw:layer="layout" svg:x1="2.603cm" svg:y1="3.81cm" svg:x2="3.296cm" svg:y2="3.495cm">
            <text:p/>
          </draw:line>
          <draw:line draw:style-name="gr3" draw:text-style-name="P3" draw:layer="layout" svg:x1="2.6cm" svg:y1="4.456cm" svg:x2="3.293cm" svg:y2="4.141cm">
            <text:p/>
          </draw:line>
          <draw:line draw:style-name="gr3" draw:text-style-name="P3" draw:layer="layout" svg:x1="2.607cm" svg:y1="3.798cm" svg:x2="3.275cm" svg:y2="4.125cm">
            <text:p/>
          </draw:line>
          <draw:line draw:style-name="gr3" draw:text-style-name="P3" draw:layer="layout" svg:x1="2.632cm" svg:y1="3.16cm" svg:x2="3.3cm" svg:y2="3.487cm">
            <text:p/>
          </draw:line>
          <draw:line draw:style-name="gr3" draw:text-style-name="P3" draw:layer="layout" svg:x1="2.665cm" svg:y1="3.166cm" svg:x2="3.006cm" svg:y2="3.016cm">
            <text:p/>
          </draw:line>
        </draw:g>
        <draw:line draw:style-name="gr6" draw:text-style-name="P1" draw:layer="layout" svg:x1="0.2cm" svg:y1="2.416cm" svg:x2="0.2cm" svg:y2="6.516cm">
          <text:p text:style-name="P1"/>
        </draw:line>
        <draw:frame draw:style-name="gr7" draw:text-style-name="P4" draw:layer="layout" svg:width="0.934cm" svg:height="0.813cm" svg:x="0.1cm" svg:y="4.1cm">
          <draw:text-box>
            <text:p><text:span text:style-name="T1">V</text:span><text:span text:style-name="T2">i</text:span></text:p>
          </draw:text-box>
        </draw:frame>
        <draw:frame draw:style-name="gr7" draw:text-style-name="P4" draw:layer="layout" svg:width="0.934cm" svg:height="0.813cm" svg:x="10.166cm" svg:y="4.203cm">
          <draw:text-box>
            <text:p><text:span text:style-name="T1">V</text:span><text:span text:style-name="T2">o</text:span></text:p>
          </draw:text-box>
        </draw:frame>
        <draw:custom-shape draw:style-name="gr5" draw:text-style-name="P1" xml:id="id15" draw:id="id15" draw:layer="layout" svg:width="0.148cm" svg:height="0.15cm" svg:x="10.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549cm" svg:x1="10.152cm" svg:y1="2.641cm" svg:x2="9.1cm" svg:y2="2.616cm" draw:start-shape="id14" draw:start-glue-point="6" draw:end-shape="id1" draw:end-glue-point="1" svg:d="M10152 2641h48v-25h-1100" svg:viewBox="0 0 1101 26">
          <text:p/>
        </draw:connector>
        <draw:custom-shape draw:style-name="gr5" draw:text-style-name="P1" xml:id="id14" draw:id="id14" draw:layer="layout" svg:width="0.148cm" svg:height="0.15cm" svg:x="10.152cm" svg:y="2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4cm" svg:y1="5.637cm" svg:x2="10.2cm" svg:y2="6.841cm" draw:start-shape="id2" draw:start-glue-point="2" draw:end-shape="id15" draw:end-glue-point="6" svg:d="M9400 5637v1204h800" svg:viewBox="0 0 801 1205">
          <text:p/>
        </draw:connector>
        <draw:line draw:style-name="gr8" draw:text-style-name="P1" draw:layer="layout" svg:x1="10.3cm" svg:y1="2.816cm" svg:x2="10.3cm" svg:y2="6.616cm">
          <text:p/>
        </draw:line>
        <draw:g xml:id="id16" draw:id="id16">
          <draw:line draw:style-name="gr3" draw:text-style-name="P3" draw:layer="layout" svg:x1="3.6cm" svg:y1="7.987cm" svg:x2="2.4cm" svg:y2="7.997cm">
            <text:p/>
          </draw:line>
          <draw:line draw:style-name="gr3" draw:text-style-name="P3" draw:layer="layout" svg:x1="3.6cm" svg:y1="7.977cm" svg:x2="2.4cm" svg:y2="7.987cm">
            <text:p/>
          </draw:line>
          <draw:line draw:style-name="gr3" draw:text-style-name="P3" draw:layer="layout" svg:x1="2.727cm" svg:y1="8.207cm" svg:x2="3.323cm" svg:y2="8.207cm">
            <text:p/>
          </draw:line>
          <draw:line draw:style-name="gr3" draw:text-style-name="P3" draw:layer="layout" svg:x1="2.889cm" svg:y1="8.4cm" svg:x2="3.176cm" svg:y2="8.4cm">
            <text:p/>
          </draw:line>
        </draw:g>
        <draw:connector draw:style-name="gr4" draw:text-style-name="P1" draw:layer="layout" draw:line-skew="-0.598cm" svg:x1="3cm" svg:y1="7.977cm" svg:x2="2.974cm" svg:y2="6.866cm" draw:start-shape="id16" draw:start-glue-point="0" draw:end-shape="id13" draw:end-glue-point="8" svg:d="M3000 7977v-1177h-26v66" svg:viewBox="0 0 27 1178">
          <text:p/>
        </draw:connector>
        <draw:custom-shape draw:style-name="gr5" draw:text-style-name="P1" xml:id="id13" draw:id="id13" draw:layer="layout" svg:width="0.148cm" svg:height="0.15cm" svg:x="2.9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66cm" svg:height="0.813cm" svg:x="1.834cm" svg:y="7.2cm">
          <draw:text-box>
            <text:p><text:span text:style-name="T1">GND</text:span></text:p>
          </draw:text-box>
        </draw:frame>
        <draw:frame draw:style-name="gr7" draw:text-style-name="P4" draw:layer="layout" svg:width="0.934cm" svg:height="0.813cm" svg:x="1.9cm" svg:y="3.587cm">
          <draw:text-box>
            <text:p><text:span text:style-name="T1">R</text:span><text:span text:style-name="T2">1</text:span></text:p>
          </draw:text-box>
        </draw:frame>
        <draw:frame draw:style-name="gr7" draw:text-style-name="P4" draw:layer="layout" svg:width="0.934cm" svg:height="0.813cm" svg:x="0.866cm" svg:y="1.3cm">
          <draw:text-box>
            <text:p><text:span text:style-name="T1">C</text:span><text:span text:style-name="T2">1</text:span></text:p>
          </draw:text-box>
        </draw:frame>
        <draw:frame draw:style-name="gr9" draw:text-style-name="P4" draw:layer="layout" svg:width="0.934cm" svg:height="0.8cm" svg:x="3.6cm" svg:y="5.3cm">
          <draw:text-box>
            <text:p><text:span text:style-name="T1">R</text:span><text:span text:style-name="T2">4</text:span></text:p>
          </draw:text-box>
        </draw:frame>
        <draw:frame draw:style-name="gr7" draw:text-style-name="P4" draw:layer="layout" svg:width="0.934cm" svg:height="0.813cm" svg:x="6.1cm" svg:y="4.6cm">
          <draw:text-box>
            <text:p><text:span text:style-name="T1">R</text:span><text:span text:style-name="T2">3</text:span></text:p>
          </draw:text-box>
        </draw:frame>
        <draw:frame draw:style-name="gr7" draw:text-style-name="P4" draw:layer="layout" svg:width="0.934cm" svg:height="0.813cm" svg:x="7.9cm" svg:y="1.787cm">
          <draw:text-box>
            <text:p><text:span text:style-name="T1">R</text:span><text:span text:style-name="T2">2</text:span></text:p>
          </draw:text-box>
        </draw:frame>
        <draw:frame draw:style-name="gr7" draw:text-style-name="P4" draw:layer="layout" svg:width="0.934cm" svg:height="0.813cm" svg:x="8.2cm" svg:y="4.087cm">
          <draw:text-box>
            <text:p><text:span text:style-name="T1">C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5T18:16:01.378183844</dc:date>
    <meta:editing-duration>PT1H42M51S</meta:editing-duration>
    <meta:editing-cycles>25</meta:editing-cycles>
    <meta:generator>LibreOffice/6.4.6.2$Linux_X86_64 LibreOffice_project/40$Build-2</meta:generator>
    <meta:document-statistic meta:object-count="89"/>
  </office:meta>
</office:document-meta>
</file>